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Quotations">
      <style:paragraph-properties fo:margin-left="0.5in" fo:margin-right="0in" fo:text-indent="0in" style:auto-text-indent="false"/>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publication-metadata-enrichment-to-produce-different-mapping"/>2.2 Publication metadata enrichment to produce different mapping<text:bookmark-end text:name="publication-metadata-enrichment-to-produce-different-mapping"/></text:h>
      <text:p text:style-name="First_20_paragraph">Each publication in the scanR corpus goes through a systematic enrichment pipeline, including author and affiliation disambiguation, full-text parsing, topic detection.</text:p>
      <text:p text:style-name="Text_20_body">For authors, the French-specific persistent identifier (PID) <text:a xlink:type="simple" xlink:href="https://www.idref.fr" office:name=""><text:span text:style-name="Definition">https://www.idref.fr</text:span></text:a> is used. Its coverage, even if not perfect, for French affiliated authors is strong thanks to the deep linking between idref and the PhD thesis registration in France. Specific heuristics have been implemented to disambiguate names and link them to idref.</text:p>
      <text:p text:style-name="Text_20_body">For affiliations, again French specific PID are used, especially SIRENE and RNSR. A specific module based on Elasticsearch <text:a xlink:type="simple" xlink:href="https://github.com/dataesr/affiliation-matcher" office:name=""><text:span text:style-name="Definition">https://github.com/dataesr/affiliation-matcher</text:span></text:a> has been implemented to automatically link pblications to those PIDs (L’Hôte and Jeangirard 2021).</text:p>
      <text:p text:style-name="Text_20_body">For topics, wikidata identifiers has been used using the entity-fishing module <text:a xlink:type="simple" xlink:href="https://github.com/kermitt2/entity-fishing" office:name=""><text:span text:style-name="Definition">https://github.com/kermitt2/entity-fishing</text:span></text:a> cf (Foppiano and Romary 2020).</text:p>
      <text:p text:style-name="Text_20_body">Other enrichments, like software detection are also present. These are based on software mentions detections using GROBID and Softcite at scale on the French corpus (Bassinet et al. 2023).</text:p>
      <text:h text:style-name="Heading_20_2" text:outline-level="2"><text:bookmark-start text:name="elasticsearch-implementation"/>2.3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 By default, we limit ourselves to the top 2000 links to ensure optimal performance.</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network-creation"/>2.4 Network creation<text:bookmark-end text:name="network-creation"/></text:h>
      <text:p text:style-name="First_20_paragraph">The network creation process involves several key steps: transforming Elasticsearch results into a graph, filtering the network to focus on the most interesting nodes, applying spatialization algorithms for visualization, and detecting communities within the network. Below, we detail each of these steps.</text:p>
      <text:p text:style-name="Text_20_body">The network creation process begins with the results obtained from Elasticsearch, utilizing the open-source JavaScript library Graphology <text:a xlink:type="simple" xlink:href="https://github.com/graphology/graphology" office:name=""><text:span text:style-name="Definition">https://github.com/graphology/graphology</text:span></text:a> to construct and manipulate the network. Each link result from Elasticsearch is transformed into nodes and edges, with edge strength corresponding to the number of aggregated documents.</text:p>
      <text:p text:style-name="Text_20_body">To ensure that the network remains manageable and focuses on the most interesting nodes, we employ a strategy that prioritizes the best-connected nodes rather than the largest nodes. By default, the maximum number of nodes is set to 300. This threshold helps in maintaining the computational efficiency and interpretability of the network.</text:p>
      <text:p text:style-name="Text_20_body">In graph theory, a component refers to a subgraph in which any two nodes are connected to each other by paths, and which is connected to no additional nodes in the larger graph. Using Graphology, we filter the network components by iteratively removing the smallest components until the number of nodes falls below the threshold or only one component remains. This largest component is then subjected to further filtering if it still exceeds the node threshold. In this second filtering step, we utilize the betweenness centrality metric to retain the best-connected nodes. Betweenness centrality measures the extent to which a node lies on the shortest path between other nodes, thereby identifying nodes that act as bridges within the network.</text:p>
      <text:p text:style-name="Text_20_body">Once the filtering process is complete, we apply a spatialization algorithm to position the nodes in a 2D space. For this purpose, we use the ForceAtlas2 algorithm, which is designed to produce aesthetically pleasing and informative layouts by simulating a physical system where nodes repel each other and edges act as springs pulling connected nodes together. This results in a clear and intuitive visual representation of the network (Jacomy 2014).<text:line-break/>Thanks to Graphology, the settings of the ForceAtlas2 algorithm are automatically infered from our network order (number of nodes) as below:</text:p>
      <text:p text:style-name="P33">barnesHutOptimize: order &gt; 2000,</text:p>
      <text:p text:style-name="P34">strongGravityMode: true,</text:p>
      <text:p text:style-name="P35">gravity: 0.05,</text:p>
      <text:p text:style-name="P36">scalingRatio: 10,</text:p>
      <text:p text:style-name="P37">slowDown: 1 + Math.log(order)</text:p>
      <text:p text:style-name="First_20_paragraph">In graph theory, a community corresponds to a set of nodes in a graph that are strongly interconnected with each other, while being less connected with nodes outside this community. Communities can be identified in order to understand the underlying structure and patterns of the graph, as well as to analyze the relationships and interactions between the entities that make it up. To identify and visualize communities within the network, we apply the Louvain algorithm using Graphology. This algorithm works by optimizing a modularity measure that evaluates the strength of communities in a graph (Blondel et al. 2008). More precisely, Louvain seeks to maximize modularity by progressively moving the nodes of a graph into different communities, in an iterative fashion. At each stage, he merges neighboring communities if this leads to an improvement in the overall modularity of the graph. This iterative process continues until no further moves can increase modularity.</text:p>
      <text:p text:style-name="Text_20_body">The <text:span text:style-name="Source_Text">graphology-communities-louvain</text:span> node module is being used. This way, each step (like spatizalization, community-detection) are implemented modularly. A benchmark, in our use case, of the Louvain and the Leiden algorithms would be desirable. The graphology library started a while ago working on an implementation of the leiden algorithm (see <text:a xlink:type="simple" xlink:href="https://github.com/graphology/graphology/tree/master/src/communities-leiden" office:name=""><text:span text:style-name="Definition">https://github.com/graphology/graphology/tree/master/src/communities-leiden</text:span></text:a>) but that remains to be implemented.</text:p>
      <text:h text:style-name="Heading_20_2" text:outline-level="2"><text:bookmark-start text:name="vosviewer-implementation"/>2.5 VOSviewer implementation<text:bookmark-end text:name="vosviewer-implementation"/></text:h>
      <text:p text:style-name="First_20_paragraph">To display the network within our application, we use the open source VOSviewer online tool for network visualization <text:a xlink:type="simple" xlink:href="https://github.com/neesjanvaneck/VOSviewer-Online" office:name=""><text:span text:style-name="Definition">https://github.com/neesjanvaneck/VOSviewer-Online</text:span></text:a>. It is based on the VOSviewer software which is very popular for network analysis in bibliometric studies (Waltman, Eck, and Noyons 2010).</text:p>
      <text:p text:style-name="Text_20_body">VOSviewer accepts JSON files formatted according to a specific template <text:a xlink:type="simple" xlink:href="https://app.vosviewer.com/docs/file-types/json-file-type" office:name=""><text:span text:style-name="Definition">https://app.vosviewer.com/docs/file-types/json-file-type</text:span></text:a>. This template includes essential attributes for nodes and edges, such as the node ID, name, position, and additional metadata. To ensure compatibility, we transform our Graphology object into a JSON file that adheres to VOSviewer’s required format.</text:p>
      <text:p text:style-name="Text_20_body">Once the JSON file is generated, VOSviewer renders the network, displaying nodes and edges in an interactive and visually appealing manner. The nodes are colorized based on the communities identified through the clustering process performed using the Louvain algorithm. This colorization helps in visually distinguishing different communities within the network, making it easier to analyze and interpret the underlying structure and interactions.</text:p>
      <text:p text:style-name="Text_20_body">VOSviewer includes its own spatialization algorithm and parameters for layout customization. However, after testing these options, we found them to be visually less intuitive and informative. Consequently, we chose to use the ForceAtlas2 algorithm for spatialization, as described in the previous section, which offers a more aesthetically pleasing and informative layout by being automatically set for our network.</text:p>
      <text:p text:style-name="FigureWithCaption"><draw:frame draw:name="img1" svg:width="1983.2727272727273pt" svg:height="962.1818181818181pt"><draw:image xlink:href="Pictures/0.jpg" xlink:type="simple" xlink:show="embed" xlink:actuate="onLoad"/></draw:frame></text:p>
      <text:p text:style-name="FigureCaption">Visualization of a network with VOSviewer.<text:line-break/><text:span text:style-name="T3">(a) Using ForceAltlas2 spatialization with infered settings</text:span><text:line-break/><text:span text:style-name="T3">(b) Using VOSviewer spatialization (attraction=2, repulsion=1)</text:span><text:line-break/><text:span text:style-name="T3">(c) Using VOSviewer spatialization (attraction=3, repulsion=1)</text:span><text:line-break/><text:span text:style-name="T3">(d) Using VOSviewer spatialization (attraction=1, repulsion=0)</text:span></text:p>
      <text:h text:style-name="Heading_20_1" text:outline-level="1"><text:bookmark-start text:name="making-insightful-maps"/>3. Making insightful maps<text:bookmark-end text:name="making-insightful-maps"/></text:h>
      <text:p text:style-name="First_20_paragraph">This scanR feature is designed to help users gain a better understanding of the underlying structures via thematic or co-publication maps. To help the user, it’s important to be able to characterize each of the communities automatically identified. It is therefore important to label each community before describing them.</text:p>
      <text:h text:style-name="Heading_20_2" text:outline-level="2"><text:bookmark-start text:name="llm-trick"/>3.1 LLM trick<text:bookmark-end text:name="llm-trick"/></text:h>
      <text:p text:style-name="First_20_paragraph">To name the communities we use generative AI from Mistral AI (‘open-mistral-nemo’ model). The names are obtained from the main themes of the publications collected for each community. For the time being, we limit ourselves to the 2000 most relevant publications (in relation to the user’s search) for each community. The following prompt is used:</text:p>
      <text:p text:style-name="P38">“ You have been tasked with naming distinct fields of study for several communities of research publications. Below are lists of topics and their weights representing each community. Your goal is to provide a unique and descriptive name for each field of study that best encapsulates the essence of the topics within that community. Each should be unique and as short as possible. If the list of topic is empty, output a empty string. Output as JSON object with the list number and the single unique generated name. ”</text:p>
      <text:p text:style-name="First_20_paragraph">To illustrate its functionality, consider the following example:</text:p>
      <text:p text:style-name="P39">// Input with each list corresponding to a community</text:p>
      <text:p text:style-name="P40">"list1 = [Soil (8), Carbon Sequestration (5), Soil Organic Matter (5), Carbon (5), <text:s text:c="1"/></text:p>
      <text:p text:style-name="P41">Ecosystem Services (5), Priming Effect (4), Sequestration (4), Amazonian (3), Andosol (3)], <text:s text:c="1"/></text:p>
      <text:p text:style-name="P42">list2 = [Soil Organic Carbon (11), Carbon (10), Climate Change (7), Soil (7), <text:s text:c="1"/></text:p>
      <text:p text:style-name="P43">Carbon Sequestration (6), Carbon Cycle (5), Soil Carbon (4)], <text:s text:c="1"/></text:p>
      <text:p text:style-name="P44">list3 = [Acl (7), Carbon (3), Carbon Sequestration (3), South Pacific Ocean (3), <text:s text:c="1"/></text:p>
      <text:p text:style-name="P45">Trichodesmium (3), Crocosphaera (2), Crocosphaera-watsonii (2), Dinitrogen-fixation (2)]"</text:p>
      <text:p text:style-name="P46"/>
      <text:p text:style-name="P47">// Mistral output</text:p>
      <text:p text:style-name="P48">{</text:p>
      <text:p text:style-name="P49"><text:s text:c="2"/>"list1": "Amazon Andosol Carbon Dynamics",</text:p>
      <text:p text:style-name="P50"><text:s text:c="2"/>"list2": "Soil Carbon and Climate Change",</text:p>
      <text:p text:style-name="P51"><text:s text:c="2"/>"list3": "South Pacific Ocean Carbon Cycling"</text:p>
      <text:p text:style-name="P52">}</text:p>
      <text:h text:style-name="Heading_20_2" text:outline-level="2"><text:bookmark-start text:name="citation-hot-topics"/>3.1 Citation / hot topics<text:bookmark-end text:name="citation-hot-topics"/></text:h>
      <text:p text:style-name="First_20_paragraph">A citation score is estimated for each cluster. This score relates the number of recent citations (over the last two years) to the number of total publications in the cluster. This score is intended to help detect hotspots in the communities identified in the corpus. 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londel, Vincent D, Jean-Loup Guillaume, Renaud Lambiotte, and Etienne Lefebvre. 2008. “Fast Unfolding of Communities in Large Networks.” <text:span text:style-name="T3">Journal of Statistical Mechanics: Theory and Experiment</text:span> 2008 (10): P10008. <text:a xlink:type="simple" xlink:href="https://doi.org/10.1088/1742-5468/2008/10/P10008" office:name=""><text:span text:style-name="Definition">https://doi.org/10.1088/1742-5468/2008/10/P10008</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acomy, Tommaso AND Heymann, Mathieu AND Venturini. 2014. “ForceAtlas2, a Continuous Graph Layout Algorithm for Handy Network Visualization Designed for the Gephi Software.” <text:span text:style-name="T3">PLOS ONE</text:span> 9 (6): 1–12. <text:a xlink:type="simple" xlink:href="https://doi.org/10.1371/journal.pone.0098679" office:name=""><text:span text:style-name="Definition">https://doi.org/10.1371/journal.pone.0098679</text:span></text:a>.</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5T12:56:45Z</meta:creation-date>
    <dc:date>2025-01-15T12:56:45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